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1e57d9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4">
      <style:text-properties officeooo:rsid="001e57d9" officeooo:paragraph-rsid="001e57d9"/>
    </style:style>
    <style:style style:name="P15" style:family="paragraph" style:parent-style-name="Text_20_body">
      <style:text-properties officeooo:rsid="001e57d9" officeooo:paragraph-rsid="001e57d9"/>
    </style:style>
    <style:style style:name="T1" style:family="text">
      <style:text-properties officeooo:rsid="001e5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57d9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57d9" style:font-style-asian="italic" style:font-style-complex="italic"/>
    </style:style>
    <style:style style:name="T6" style:family="text">
      <style:text-properties officeooo:rsid="002012a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text-overline-style="solid" style:text-overline-width="auto" style:text-overline-color="#2a6099"/>
    </style:style>
    <style:style style:name="T9" style:family="text">
      <style:text-properties style:text-overline-style="solid" style:text-overline-width="auto" style:text-overline-color="#2a6099"/>
    </style:style>
    <style:style style:name="T10" style:family="text">
      <style:text-properties style:text-underline-style="solid" style:text-underline-width="auto" style:text-underline-color="#2a6099"/>
    </style:style>
    <style:style style:name="T11" style:family="text">
      <style:text-properties style:text-underline-style="solid" style:text-underline-width="auto" style:text-underline-color="#2a6099" style:text-overline-style="solid" style:text-overline-width="auto" style:text-overline-color="#2a6099"/>
    </style:style>
    <style:style style:name="T12" style:family="text">
      <style:text-properties style:text-underline-style="solid" style:text-underline-width="auto" style:text-underline-color="#2a6099" style:text-overline-style="solid" style:text-overline-width="bold" style:text-overline-color="#2a609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2">Règles de gestion de l'application</text:span></text:span></text:h>
      <text:h text:style-name="Heading_20_3" text:outline-level="3"><text:span text:style-name="Strong_20_Emphasis">1 - Utilisateurs (User)</text:span></text:h>
      <text:list xml:id="list3117108472" text:style-name="L1">
        <text:list-item>
          <text:p text:style-name="P2">Un <text:span text:style-name="Strong_20_Emphasis">utilisateur</text:span> doit avoir un <text:span text:style-name="Strong_20_Emphasis">nom, un email, </text:span><text:span text:style-name="Strong_20_Emphasis"><text:span text:style-name="T1">une location</text:span></text:span><text:span text:style-name="Strong_20_Emphasis"> et une photo de profil</text:span> pour s’inscrire.</text:p>
        </text:list-item>
        <text:list-item>
          <text:p text:style-name="P2">Un <text:span text:style-name="Strong_20_Emphasis">utilisateur peut participer à plusieurs Walks</text:span>.</text:p>
        </text:list-item>
        <text:list-item>
          <text:p text:style-name="P2">Un <text:span text:style-name="Strong_20_Emphasis">utilisateur peut créer plusieurs Walks</text:span>.</text:p>
        </text:list-item>
        <text:list-item>
          <text:p text:style-name="P2">Un <text:span text:style-name="Strong_20_Emphasis">utilisateur peut créer des annonces (Ads)</text:span> pour organiser des <text:span text:style-name="T1">promenades</text:span> <text:span text:style-name="T5">ou référencer des randonnées ou référencer des parcs pour promener son chien</text:span><text:span text:style-name="T4">.</text:span></text:p>
        </text:list-item>
        <text:list-item>
          <text:p text:style-name="P2">Un <text:span text:style-name="Strong_20_Emphasis">utilisateur peut commander un album photo</text:span> avec des photos d’une<text:span text:style-name="T1"> </text:span><text:span text:style-name="T3">Walk</text:span> à laquelle il a participé.</text:p>
        </text:list-item>
        <text:list-item>
          <text:p text:style-name="P2">Un <text:span text:style-name="Strong_20_Emphasis">utilisateur peut donner son avis (Feedback)</text:span> sur une <text:span text:style-name="T2">Walk</text:span> à laquelle il a participé.</text:p>
        </text:list-item>
        <text:list-item>
          <text:p text:style-name="P2">Un <text:span text:style-name="Strong_20_Emphasis">utilisateur peut demander des notifications</text:span> pour être informé des mises à jour d’une <text:span text:style-name="T2">Walk</text:span>.</text:p>
        </text:list-item>
        <text:list-item>
          <text:p text:style-name="P1">Un <text:span text:style-name="Strong_20_Emphasis">utilisateur peut envoyer des messages</text:span> dans le chat d’une <text:span text:style-name="T2">Walk</text:span> où il est inscrit.</text:p>
        </text:list-item>
      </text:list>
      <text:p text:style-name="Horizontal_20_Line"/>
      <text:h text:style-name="Heading_20_3" text:outline-level="3"><text:span text:style-name="Strong_20_Emphasis"><text:span text:style-name="T6">2 -</text:span></text:span><text:span text:style-name="Strong_20_Emphasis"> Gestion des promenades (Walk)</text:span></text:h>
      <text:list xml:id="list2167043851" text:style-name="L2">
        <text:list-item>
          <text:p text:style-name="P4">Une <text:span text:style-name="Strong_20_Emphasis">Walk est créée par un utilisateur</text:span>.</text:p>
        </text:list-item>
        <text:list-item>
          <text:p text:style-name="P5">Une <text:span text:style-name="Strong_20_Emphasis">Walk </text:span><text:span text:style-name="Strong_20_Emphasis"><text:span text:style-name="T1">est toujours associée</text:span></text:span><text:span text:style-name="Strong_20_Emphasis"> à une annonce (Ad)</text:span> .</text:p>
        </text:list-item>
        <text:list-item>
          <text:p text:style-name="P4">Une <text:span text:style-name="Strong_20_Emphasis">Walk a un nombre maximum de participants</text:span> (<text:span text:style-name="Source_20_Text">maxParticipants</text:span>).</text:p>
        </text:list-item>
        <text:list-item>
          <text:p text:style-name="P4">Un utilisateur <text:span text:style-name="Strong_20_Emphasis">ne peut rejoindre une Walk que si elle n’est pas pleine</text:span>.</text:p>
        </text:list-item>
        <text:list-item>
          <text:p text:style-name="P4">Une <text:span text:style-name="Strong_20_Emphasis">Walk a un chat</text:span>, où seuls les participants peuvent écrire.</text:p>
          <text:p text:style-name="P3"/>
        </text:list-item>
      </text:list>
      <text:p text:style-name="Horizontal_20_Line"/>
      <text:h text:style-name="Heading_20_3" text:outline-level="3"><text:span text:style-name="Strong_20_Emphasis"><text:span text:style-name="T6">3 -</text:span></text:span><text:span text:style-name="Strong_20_Emphasis"> Gestion des annonces (Ad)</text:span></text:h>
      <text:list xml:id="list1182290209" text:style-name="L3">
        <text:list-item>
          <text:p text:style-name="P7">Une <text:span text:style-name="Strong_20_Emphasis">annonce (Ad) est créée par un utilisateur</text:span>.</text:p>
        </text:list-item>
        <text:list-item>
          <text:p text:style-name="P7">Une <text:span text:style-name="Strong_20_Emphasis">annonce est liée à un lieu (Location)</text:span>.</text:p>
        </text:list-item>
        <text:list-item>
          <text:p text:style-name="P7">Une <text:span text:style-name="Strong_20_Emphasis">annonce peut recevoir des </text:span><text:span text:style-name="Strong_20_Emphasis"><text:span text:style-name="T1">F</text:span></text:span><text:span text:style-name="Strong_20_Emphasis">eedbacks</text:span> de la part des participants.</text:p>
        </text:list-item>
        <text:list-item>
          <text:p text:style-name="P6">Une <text:span text:style-name="Strong_20_Emphasis">annonce peut contenir une photo principale</text:span>.</text:p>
        </text:list-item>
      </text:list>
      <text:p text:style-name="Horizontal_20_Line"/>
      <text:h text:style-name="Heading_20_3" text:outline-level="3"><text:span text:style-name="Strong_20_Emphasis"><text:span text:style-name="T6">4 -</text:span></text:span><text:span text:style-name="Strong_20_Emphasis"> Gestion des Feedbacks</text:span></text:h>
      <text:list xml:id="list3966415596" text:style-name="L4">
        <text:list-item>
          <text:p text:style-name="P9">Un <text:span text:style-name="Strong_20_Emphasis">utilisateur peut laisser un Feedback</text:span> sur une <text:span text:style-name="T1">annonce de type </text:span><text:span text:style-name="T2">Walk</text:span> à laquelle il a participé.</text:p>
        </text:list-item>
        <text:list-item>
          <text:p text:style-name="P9">Un <text:span text:style-name="Strong_20_Emphasis">Feedback peut contenir des photos</text:span> (via une Gallery).</text:p>
        </text:list-item>
        <text:list-item>
          <text:p text:style-name="P14">Un <text:span text:style-name="T2">Feedback</text:span> contient du texte.</text:p>
        </text:list-item>
        <text:list-item>
          <text:p text:style-name="P8">Un <text:span text:style-name="Strong_20_Emphasis">Feedback </text:span><text:span text:style-name="Strong_20_Emphasis"><text:span text:style-name="T1">peut </text:span></text:span><text:span text:style-name="Strong_20_Emphasis">déclenche</text:span><text:span text:style-name="Strong_20_Emphasis"><text:span text:style-name="T1">r</text:span></text:span><text:span text:style-name="Strong_20_Emphasis"> une notification</text:span> pour les participants de la <text:span text:style-name="T2">Walk</text:span> concernée.</text:p>
        </text:list-item>
      </text:list>
      <text:p text:style-name="P15"/>
      <text:p text:style-name="Horizontal_20_Line"/>
      <text:h text:style-name="Heading_20_3" text:outline-level="3"><text:soft-page-break/><text:span text:style-name="Strong_20_Emphasis">5️ - Gestion des photos et albums</text:span></text:h>
      <text:list xml:id="list3844052126" text:style-name="L5">
        <text:list-item>
          <text:p text:style-name="P11">Un <text:span text:style-name="Strong_20_Emphasis">utilisateur peut commander un album photo</text:span> avec les photos de<text:span text:style-name="T1">s Walks (et autres Annonces tout type mélangé) auxquelles il a participé via les Feedbacks</text:span></text:p>
        </text:list-item>
        <text:list-item>
          <text:p text:style-name="P11">Un <text:span text:style-name="Strong_20_Emphasis">album photo ne peut contenir que des photos sélectionnées</text:span> par l’utilisateur.</text:p>
        </text:list-item>
        <text:list-item>
          <text:p text:style-name="P10">Une <text:span text:style-name="Strong_20_Emphasis">photo peut être ajoutée à une Gallery associée à un Feedback</text:span>.</text:p>
        </text:list-item>
      </text:list>
      <text:p text:style-name="Horizontal_20_Line"/>
      <text:h text:style-name="Heading_20_3" text:outline-level="3"><text:span text:style-name="Strong_20_Emphasis">6️ - Notifications</text:span></text:h>
      <text:list xml:id="list3372563140" text:style-name="L6">
        <text:list-item>
          <text:p text:style-name="P13">Une <text:span text:style-name="Strong_20_Emphasis">modification d’une Walk</text:span> déclenche une <text:span text:style-name="Strong_20_Emphasis">notification</text:span> aux participants inscrits.</text:p>
        </text:list-item>
        <text:list-item>
          <text:p text:style-name="P13">L’envoi d’un <text:span text:style-name="Strong_20_Emphasis">nouveau message dans le chat</text:span> d’une Walk déclenche une <text:span text:style-name="Strong_20_Emphasis">notification</text:span> aux participants.</text:p>
        </text:list-item>
        <text:list-item>
          <text:p text:style-name="P12">La <text:span text:style-name="Strong_20_Emphasis">publication d’un Feedback</text:span> déclenche une <text:span text:style-name="Strong_20_Emphasis">notification</text:span> aux participants de la Walk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1:48:04.535000000</meta:creation-date>
    <meta:generator>LibreOffice/7.2.0.4$Windows_x86 LibreOffice_project/9a9c6381e3f7a62afc1329bd359cc48accb6435b</meta:generator>
    <dc:date>2025-02-01T12:02:33.438000000</dc:date>
    <meta:editing-duration>PT3M34S</meta:editing-duration>
    <meta:editing-cycles>1</meta:editing-cycles>
    <meta:document-statistic meta:table-count="0" meta:image-count="0" meta:object-count="0" meta:page-count="2" meta:paragraph-count="34" meta:word-count="391" meta:character-count="2260" meta:non-whitespace-character-count="1930"/>
  </office:meta>
</office:document-meta>
</file>